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  <style:style style:name="P4" style:parent-style-name="Normal" style:family="paragraph">
      <style:paragraph-properties fo:text-indent="0.4916in"/>
    </style:style>
    <style:style style:name="P5" style:parent-style-name="Normal" style:family="paragraph">
      <style:paragraph-properties fo:margin-left="0.4916in">
        <style:tab-stops/>
      </style:paragraph-properties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P7" style:parent-style-name="Normal" style:family="paragraph">
      <style:paragraph-properties fo:margin-left="0.4916in">
        <style:tab-stops/>
      </style:paragraph-properties>
    </style:style>
    <style:style style:name="P8" style:parent-style-name="Normal" style:family="paragraph">
      <style:paragraph-properties fo:margin-left="0.4916in">
        <style:tab-stops/>
      </style:paragraph-properties>
    </style:style>
    <style:style style:name="P9" style:parent-style-name="Normal" style:family="paragraph">
      <style:paragraph-properties fo:margin-left="0.4916in">
        <style:tab-stops/>
      </style:paragraph-properties>
    </style:style>
    <style:style style:name="P10" style:parent-style-name="Normal" style:family="paragraph">
      <style:paragraph-properties fo:margin-left="0.4916in">
        <style:tab-stops/>
      </style:paragraph-properties>
    </style:style>
    <style:style style:name="P11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Relacional</text:p>
      <text:p text:style-name="Normal"/>
      <text:p text:style-name="Normal">Tabla Tarjeta (</text:p>
      <text:p text:style-name="P2">Numero INT<text:s/>PK;</text:p>
      <text:p text:style-name="P3">Vencimiento Varchar</text:p>
      <text:p text:style-name="P4">)</text:p>
      <text:p text:style-name="Normal">Tabla Usuario (</text:p>
      <text:p text:style-name="P5">Nombre Varchar;</text:p>
      <text:p text:style-name="P6">Email Varchar<text:s/>PK;</text:p>
      <text:p text:style-name="P7">Contrasena Varchar;</text:p>
      <text:p text:style-name="P8">Direccion Varchar;</text:p>
      <text:p text:style-name="P9">Vip Boolean;</text:p>
      <text:p text:style-name="P10">Tipo Varchar;</text:p>
      <text:p text:style-name="P11">Tarjeta INT<text:s/>(Tarjeta)<text:s/>FK;</text:p>
      <text:p text:style-name="Normal">)</text:p>
      <text:p text:style-name="Normal">Tabla Pedido(</text:p>
      <text:p text:style-name="Normal"><text:tab/>Id<text:s/>INT PK;</text:p>
      <text:p text:style-name="Normal"><text:tab/>Precio money;</text:p>
      <text:p text:style-name="Normal"><text:tab/>Fecha Varchar;</text:p>
      <text:p text:style-name="Normal"><text:tab/>Email Varchar<text:s/>FK;</text:p>
      <text:p text:style-name="Normal">)</text:p>
      <text:p text:style-name="Normal">Item(</text:p>
      <text:p text:style-name="Normal"><text:tab/>Referencia INT<text:s/>PK;</text:p>
      <text:p text:style-name="Normal"><text:tab/>Precio Double;</text:p>
      <text:p text:style-name="Normal">)</text:p>
      <text:p text:style-name="Normal">CD(</text:p>
      <text:p text:style-name="Normal"><text:tab/>Referencia (Item) PK;</text:p>
      <text:p text:style-name="Normal"><text:tab/>Titulo Varchar;</text:p>
      <text:p text:style-name="Normal"><text:tab/>Autor <text:s/>Varchar;</text:p>
      <text:p text:style-name="Normal"><text:tab/>Ano Varchar;</text:p>
      <text:p text:style-name="Normal">)</text:p>
      <text:p text:style-name="Normal"/>
      <text:p text:style-name="Normal">ItemsPedido(</text:p>
      <text:p text:style-name="Normal"><text:tab/>Id (Pedido)<text:s/>INT<text:s/>PK_FK;</text:p>
      <text:p text:style-name="Normal"><text:tab/>Referencia (Item)<text:s/>INT<text:s/>PK_FK<text:s/></text:p>
      <text:p text:style-name="Normal"><text:tab/>Cantidad INT;</text:p>
      <text:p text:style-name="Normal">)</text:p>
      <text:p text:style-name="Normal">Inventario(</text:p>
      <text:p text:style-name="Normal"><text:tab/>Referencia<text:s/>Varchar<text:s/>(Item)<text:s/>PK-FK;</text:p>
      <text:p text:style-name="Normal"><text:tab/>Stock INT;</text:p>
      <text:p text:style-name="Normal">)</text:p>
      <text:p text:style-name="Normal"/>
      <text:h text:style-name="Título2" text:outline-level="2">Ejemplos:</text:h>
      <text:p text:style-name="Normal"/>
      <text:p text:style-name="Normal">insert into projectdawa.tarjeta values ('1111111111111111','12/21');</text:p>
      <text:p text:style-name="Normal">insert into projectdawa.tarjeta values ('2222222222222222','12/21');</text:p>
      <text:p text:style-name="Normal">insert into projectdawa.tarjeta values ('3333333333333333','12/21');</text:p>
      <text:p text:style-name="Normal">insert into projectdawa.tarjeta values ('4444444444444444','12/21');</text:p>
      <text:p text:style-name="Normal">insert into projectdawa.tarjeta values ('5555555555555555','12/21');</text:p>
      <text:p text:style-name="Normal"/>
      <text:p text:style-name="Normal"/>
      <text:p text:style-name="Normal">insert into projectdawa.usuario values('Admin','admin@mail.com','1234','falsa 1234', null,'admin','5555555555555555' );</text:p>
      <text:p text:style-name="Normal"/>
      <text:p text:style-name="Normal">insert into projectdawa.usuario (Nombre,Email,Contrasena,Direccion,VIP,Tarjeta)values('Miguel','miguel@mail.com','1111','falsa 1234',1,'1111111111111111' );</text:p>
      <text:p text:style-name="Normal">insert into projectdawa.usuario (Nombre,Email,Contrasena,Direccion,VIP,Tarjeta)values('Raquel','ra@mail.com','1111','falsa 1234', 1,'2222222222222222' );</text:p>
      <text:p text:style-name="Normal">insert into projectdawa.usuario (Nombre,Email,Contrasena,Direccion,Tarjeta)values('Carlos','carlos@mail.com','1111','falsa 1234','3333333333333333' );</text:p>
      <text:soft-page-break/>
      <text:p text:style-name="Normal">insert into projectdawa.usuario (Nombre,Email,Contrasena,Direccion,Tarjeta)values('Fernando','fer@mail.com','1111','falsa 1234','4444444444444444' );</text:p>
      <text:p text:style-name="Normal"/>
      <text:p text:style-name="Normal"/>
      <text:p text:style-name="Normal">insert into projectdawa.item values(1,'3.5');</text:p>
      <text:p text:style-name="Normal">insert into projectdawa.item values(2,'3.5');</text:p>
      <text:p text:style-name="Normal">insert into projectdawa.item values(3,'4.60');</text:p>
      <text:p text:style-name="Normal">insert into projectdawa.item values(4,'13.2');</text:p>
      <text:p text:style-name="Normal"/>
      <text:p text:style-name="Normal">insert into projectdawa.cd values (1,'bohemian rhapsody','Queen','1975');</text:p>
      <text:p text:style-name="Normal">insert into projectdawa.cd values (2,'thriller','Michael Jackson','1982');</text:p>
      <text:p text:style-name="Normal">insert into projectdawa.cd values (3,'nevermind','Nirvana','1991');</text:p>
      <text:p text:style-name="Normal">insert into projectdawa.cd values (4,'highway to hell','ACDC','1979');</text:p>
      <text:p text:style-name="Normal"/>
      <text:p text:style-name="Normal">insert into projectdawa.inventario values(1,'5');</text:p>
      <text:p text:style-name="Normal">insert into projectdawa.inventario values(2,'3');</text:p>
      <text:p text:style-name="Normal">insert into projectdawa.inventario values(3,'8');</text:p>
      <text:p text:style-name="Normal">insert into projectdawa.inventario values(4,'1');</text:p>
      <text:p text:style-name="Normal"/>
      <text:p text:style-name="Normal">insert into projectdawa.pedido(precio,fecha,email) values(4.60,'02/04/2019','miguel@mail.com');</text:p>
      <text:p text:style-name="Normal">insert into projectdawa.pedido(precio,fecha,email) values(3.5,'12/03/2019','miguel@mail.com');</text:p>
      <text:p text:style-name="Normal"/>
      <text:p text:style-name="Normal">insert into projectdawa.pedido(precio,fecha,email) values(7,'02/04/2019','ra@mail.com');</text:p>
      <text:p text:style-name="Normal">insert into projectdawa.pedido(precio,fecha,email) values(16.7,'02/04/2019','carlos@mail.com');</text:p>
      <text:p text:style-name="Normal"/>
      <text:p text:style-name="Normal">insert into projectdawa.itemspedido values(1,3,1);</text:p>
      <text:p text:style-name="Normal">insert into projectdawa.itemspedido values(2,1,1);</text:p>
      <text:p text:style-name="Normal"/>
      <text:p text:style-name="Normal">insert into projectdawa.itemspedido values(3,2,2);</text:p>
      <text:soft-page-break/>
      <text:p text:style-name="Normal">insert into projectdawa.itemspedido values(4,4,1);</text:p>
      <text:p text:style-name="Normal">insert into projectdawa.itemspedido values(4,2,1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ínez muras miguel</meta:initial-creator>
    <dc:creator>martínez muras miguel</dc:creator>
    <meta:creation-date>2019-04-02T16:31:00Z</meta:creation-date>
    <dc:date>2019-04-02T18:50:00Z</dc:date>
    <meta:template xlink:href="Normal.dotm" xlink:type="simple"/>
    <meta:editing-cycles>1</meta:editing-cycles>
    <meta:editing-duration>PT4680S</meta:editing-duration>
    <meta:document-statistic meta:page-count="4" meta:paragraph-count="5" meta:word-count="455" meta:character-count="2953" meta:row-count="20" meta:non-whitespace-character-count="2503"/>
  </office:meta>
</office:document-meta>
</file>